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2.7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1.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emi_20_parallèle">
      <style:table-properties table:display="true" style:writing-mode="lr-tb" tableooo:tab-color="#00dcff"/>
    </style:style>
    <style:style style:name="ta3" style:family="table" style:master-page-name="PageStyle_5f_relevés">
      <style:table-properties table:display="true" style:writing-mode="lr-tb" tableooo:tab-color="#ffff00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2"/>
    <style:style style:name="ce2" style:family="table-cell" style:parent-style-name="Default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2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1">
      <style:table-cell-properties fo:background-color="#c0c0c0"/>
    </style:style>
    <style:style style:name="ce7" style:family="table-cell" style:parent-style-name="Default" style:data-style-name="N11"/>
    <style:style style:name="ce8" style:family="table-cell" style:parent-style-name="Default" style:data-style-name="N0"/>
    <style:style style:name="ce9" style:family="table-cell" style:parent-style-name="Default" style:data-style-name="N11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61">
      <style:table-cell-properties fo:background-color="#c0c0c0"/>
    </style:style>
    <style:style style:name="ce1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 style:data-style-name="N113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 style:data-style-name="N1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position="-33% 58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diceOrg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.4965" calcext:value-type="float">
            <text:p>1,4965</text:p>
            <draw:line table:end-cell-address="indiceOrga.I540" table:end-x="1.716cm" table:end-y="0.162cm" draw:z-index="0" draw:style-name="gr1" draw:text-style-name="P1" svg:x1="-73.025cm" svg:y1="-71.507cm" svg:x2="-16.97cm" svg:y2="-71.507cm">
              <text:p/>
            </draw:line>
            <draw:line table:end-cell-address="indiceOrga.AL582" table:end-x="0.259cm" table:end-y="0.346cm" draw:z-index="1" draw:style-name="gr1" draw:text-style-name="P1" svg:x1="-209.61cm" svg:y1="-71.435cm" svg:x2="-209.61cm" svg:y2="-18.268cm">
              <text:p/>
            </draw:line>
          </table:table-cell>
          <table:table-cell table:number-columns-repeated="6"/>
        </table:table-row>
        <table:table-row table:style-name="ro1">
          <table:table-cell table:style-name="ce1" office:value-type="float" office:value="-0.1459" calcext:value-type="float">
            <text:p>-0,1459</text:p>
          </table:table-cell>
          <table:table-cell table:number-columns-repeated="6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ulat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48" table:default-cell-style-name="Default"/>
        <table:table-row table:style-name="ro1">
          <table:table-cell office:value-type="string" calcext:value-type="string">
            <text:p>Semi //</text:p>
          </table:table-cell>
          <table:table-cell table:style-name="ce3" office:value-type="string" calcext:value-type="string" table:number-columns-spanned="2" table:number-rows-spanned="1">
            <text:p>Colonne 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olonne b</text:p>
          </table:table-cell>
          <table:covered-table-cell table:style-name="ce3"/>
          <table:table-cell/>
          <table:table-cell table:style-name="ce1" office:value-type="float" office:value="1.4965" calcext:value-type="float">
            <text:p>1,4965</text:p>
          </table:table-cell>
          <table:table-cell table:number-columns-repeated="242"/>
        </table:table-row>
        <table:table-row table:style-name="ro1">
          <table:table-cell/>
          <table:table-cell table:style-name="ce3" office:value-type="string" calcext:value-type="string">
            <text:p>bas (1)</text:p>
          </table:table-cell>
          <table:table-cell table:style-name="ce3" office:value-type="string" calcext:value-type="string">
            <text:p>haut (n)</text:p>
          </table:table-cell>
          <table:table-cell table:style-name="ce3" office:value-type="string" calcext:value-type="string">
            <text:p>bas (1)</text:p>
          </table:table-cell>
          <table:table-cell table:style-name="ce3" office:value-type="string" calcext:value-type="string">
            <text:p>haut (n)</text:p>
          </table:table-cell>
          <table:table-cell/>
          <table:table-cell table:style-name="ce1" office:value-type="float" office:value="-0.1459" calcext:value-type="float">
            <text:p>-0,1459</text:p>
          </table:table-cell>
          <table:table-cell table:number-columns-repeated="242"/>
        </table:table-row>
        <table:table-row table:style-name="ro1">
          <table:table-cell/>
          <table:table-cell table:number-columns-repeated="4" table:style-name="ce4" office:value-type="string" calcext:value-type="string">
            <text:p>L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Indice</text:p>
          </table:table-cell>
          <table:table-cell table:style-name="ce5" table:formula="of:=[$Data.A3]" office:value-type="float" office:value="1.4666" calcext:value-type="float">
            <text:p>1,4666</text:p>
          </table:table-cell>
          <table:table-cell table:style-name="ce5" table:formula="of:=[$Data.B3]" office:value-type="float" office:value="1.487" calcext:value-type="float">
            <text:p>1,4870</text:p>
          </table:table-cell>
          <table:table-cell table:style-name="ce9"/>
          <table:table-cell table:style-name="ce5" table:formula="of:=[$Data.D3]" office:value-type="float" office:value="1.4907" calcext:value-type="float">
            <text:p>1,4907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itre</text:p>
          </table:table-cell>
          <table:table-cell table:style-name="ce6" table:formula="of:=([.B4]-[.$G$1])/[.$G$2]" office:value-type="percentage" office:value="0.20493488690884" calcext:value-type="percentage">
            <text:p>20,49%</text:p>
          </table:table-cell>
          <table:table-cell table:style-name="ce6" table:formula="of:=([.C4]-[.$G$1])/[.$G$2]" office:value-type="percentage" office:value="0.0651130911583265" calcext:value-type="percentage">
            <text:p>6,51%</text:p>
          </table:table-cell>
          <table:table-cell table:style-name="ce7" table:formula="of:=[.C5]" office:value-type="percentage" office:value="0.0651130911583265" calcext:value-type="percentage">
            <text:p>6,51%</text:p>
          </table:table-cell>
          <table:table-cell table:style-name="ce6" table:formula="of:=([.E4]-[.$G$1])/[.$G$2]" office:value-type="percentage" office:value="0.0397532556545581" calcext:value-type="percentage">
            <text:p>3,98%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rapport</text:p>
          </table:table-cell>
          <table:table-cell table:style-name="ce7" table:formula="of:=[.B5]/(1-[.B5])" office:value-type="percentage" office:value="0.257758620689653" calcext:value-type="percentage">
            <text:p>25,78%</text:p>
          </table:table-cell>
          <table:table-cell table:style-name="ce7" table:formula="of:=[.C5]/(1-[.C5])" office:value-type="percentage" office:value="0.069648093841641" calcext:value-type="percentage">
            <text:p>6,96%</text:p>
          </table:table-cell>
          <table:table-cell table:style-name="ce7" table:formula="of:=[.D5]/(1-[.D5])" office:value-type="percentage" office:value="0.069648093841641" calcext:value-type="percentage">
            <text:p>6,96%</text:p>
          </table:table-cell>
          <table:table-cell table:style-name="ce7" table:formula="of:=[.E5]/(1-[.E5])" office:value-type="percentage" office:value="0.0413990007137761" calcext:value-type="percentage">
            <text:p>4,14%</text:p>
          </table:table-cell>
          <table:table-cell table:style-name="ce2" table:number-columns-repeated="244"/>
        </table:table-row>
        <table:table-row table:style-name="ro1">
          <table:table-cell office:value-type="string" calcext:value-type="string">
            <text:p>débit</text:p>
          </table:table-cell>
          <table:table-cell table:style-name="ce8" table:formula="of:=[.B9]*(1+[.B6])" office:value-type="float" office:value="12.0775862068965" calcext:value-type="float">
            <text:p>12,08</text:p>
          </table:table-cell>
          <table:table-cell table:style-name="ce8" table:formula="of:=[.B9]*(1+[.C6])" office:value-type="float" office:value="10.2712609970674" calcext:value-type="float">
            <text:p>10,27</text:p>
          </table:table-cell>
          <table:table-cell/>
          <table:table-cell table:style-name="ce10" table:formula="of:=[$Data.D4]" office:value-type="float" office:value="10" calcext:value-type="float">
            <text:p>1,00E+0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2">
          <table:table-cell office:value-type="string" calcext:value-type="string">
            <text:p>Aexp</text:p>
          </table:table-cell>
          <table:table-cell table:style-name="ce8" table:formula="of:=L_nb/(1+Xnb)" office:value-type="float" office:value="9.60246744345442" calcext:value-type="float">
            <text:p>9,6</text:p>
          </table:table-cell>
          <table:table-cell/>
          <table:table-cell table:style-name="ce8" table:formula="of:=L_nb/(1+Xnb)" office:value-type="float" office:value="9.60246744345442" calcext:value-type="float">
            <text:p>9,6</text:p>
          </table:table-cell>
          <table:table-cell table:number-columns-repeated="245"/>
        </table:table-row>
        <table:table-row table:style-name="ro1" table:number-rows-repeated="1048566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Data" table:style-name="ta3" table:print="false">
        <office:forms form:automatic-focus="false" form:apply-design-mode="false"/>
        <table:table-column table:style-name="co5" table:number-columns-repeated="4" table:default-cell-style-name="Default"/>
        <table:table-column table:style-name="co1" table:number-columns-repeated="242" table:default-cell-style-name="Default"/>
        <table:table-row table:style-name="ro3"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170" calcext:value-type="float">
            <text:p>170</text:p>
          </table:table-cell>
          <table:table-cell table:style-name="ce12" office:value-type="string" calcext:value-type="string">
            <text:p>(b)</text:p>
          </table:table-cell>
          <table:table-cell table:style-name="ce16" office:value-type="float" office:value="107" calcext:value-type="float">
            <text:p>107</text:p>
          </table:table-cell>
          <table:table-cell table:style-name="ce15" table:number-columns-repeated="242"/>
        </table:table-row>
        <table:table-row table:style-name="ro4">
          <table:table-cell table:style-name="ce12" office:value-type="string" calcext:value-type="string">
            <text:p>L<text:span text:style-name="T1">0a</text:span></text:p>
          </table:table-cell>
          <table:table-cell table:style-name="ce12" office:value-type="string" calcext:value-type="string">
            <text:p>L<text:span text:style-name="T1">na</text:span></text:p>
          </table:table-cell>
          <table:table-cell table:style-name="ce12" office:value-type="string" calcext:value-type="string">
            <text:p>L<text:span text:style-name="T1">0b</text:span></text:p>
          </table:table-cell>
          <table:table-cell table:style-name="ce12" office:value-type="string" calcext:value-type="string">
            <text:p>L<text:span text:style-name="T1">nb</text:span></text:p>
          </table:table-cell>
          <table:table-cell table:style-name="ce19" table:number-columns-repeated="242"/>
        </table:table-row>
        <table:table-row table:style-name="ro5">
          <table:table-cell table:style-name="ce13" table:formula="of:=1.46+[.A1]/10000" office:value-type="float" office:value="1.4666" calcext:value-type="float">
            <text:p>1,4666</text:p>
          </table:table-cell>
          <table:table-cell table:style-name="ce13" table:formula="of:=1.47+[.B1]/10000" office:value-type="float" office:value="1.487" calcext:value-type="float">
            <text:p>1,4870</text:p>
          </table:table-cell>
          <table:table-cell table:style-name="ce17" table:formula="of:=[.B3]" office:value-type="float" office:value="1.487" calcext:value-type="float">
            <text:p>1,4870</text:p>
          </table:table-cell>
          <table:table-cell table:style-name="ce13" table:formula="of:=1.48+[.D1]/10000" office:value-type="float" office:value="1.4907" calcext:value-type="float">
            <text:p>1,4907</text:p>
          </table:table-cell>
          <table:table-cell table:style-name="ce15" table:number-columns-repeated="242"/>
        </table:table-row>
        <table:table-row table:style-name="ro5">
          <table:table-cell table:style-name="ce14" table:formula="of:=[$Calculation.B7]" office:value-type="float" office:value="12.0775862068965" calcext:value-type="float">
            <text:p>12,078</text:p>
          </table:table-cell>
          <table:table-cell table:style-name="ce14" table:formula="of:=[$Calculation.C7]" office:value-type="float" office:value="10.2712609970674" calcext:value-type="float">
            <text:p>10,271</text:p>
          </table:table-cell>
          <table:table-cell table:style-name="ce14" table:formula="of:=[.B4]" office:value-type="float" office:value="10.2712609970674" calcext:value-type="float">
            <text:p>10,271</text:p>
          </table:table-cell>
          <table:table-cell table:style-name="ce18" office:value-type="float" office:value="10" calcext:value-type="float">
            <text:p>10,000</text:p>
          </table:table-cell>
          <table:table-cell table:style-name="ce15"/>
          <table:table-cell table:style-name="ce20"/>
          <table:table-cell table:style-name="ce15" table:number-columns-repeated="240"/>
        </table:table-row>
        <table:table-row table:style-name="ro5" table:number-rows-repeated="65515">
          <table:table-cell table:style-name="ce15" table:number-columns-repeated="246"/>
        </table:table-row>
        <table:table-row table:style-name="ro1" table:number-rows-repeated="983054">
          <table:table-cell table:number-columns-repeated="246"/>
        </table:table-row>
        <table:table-row table:style-name="ro1">
          <table:table-cell table:number-columns-repeated="246"/>
        </table:table-row>
      </table:table>
      <table:named-expressions>
        <table:named-range table:name="A_ab" table:base-cell-address="$indiceOrga.$A$1" table:cell-range-address="$Calculation.$B$9"/>
        <table:named-expression table:name="A_ab_2" table:base-cell-address="$indiceOrga.$A$1" table:expression="#REF!"/>
        <table:named-expression table:name="B_a" table:base-cell-address="$indiceOrga.$A$1" table:expression="#REF!"/>
        <table:named-expression table:name="B_ab" table:base-cell-address="$indiceOrga.$A$1" table:expression="#REF!"/>
        <table:named-expression table:name="B_b" table:base-cell-address="$indiceOrga.$A$1" table:expression="#REF!"/>
        <table:named-range table:name="L_nb" table:base-cell-address="$indiceOrga.$A$1" table:cell-range-address="$Calculation.$E$7"/>
        <table:named-expression table:name="L_nb_2" table:base-cell-address="$indiceOrga.$A$1" table:expression="#REF!"/>
        <table:named-expression table:name="M_A" table:base-cell-address="$indiceOrga.$A$1" table:expression="#REF!"/>
        <table:named-expression table:name="M_B" table:base-cell-address="$indiceOrga.$A$1" table:expression="#REF!"/>
        <table:named-expression table:name="M_C" table:base-cell-address="$indiceOrga.$A$1" table:expression="#REF!"/>
        <table:named-expression table:name="V_1a" table:base-cell-address="$indiceOrga.$A$1" table:expression="#REF!"/>
        <table:named-expression table:name="V_1a_2" table:base-cell-address="$indiceOrga.$A$1" table:expression="#REF!"/>
        <table:named-expression table:name="V_1b" table:base-cell-address="$indiceOrga.$A$1" table:expression="#REF!"/>
        <table:named-range table:name="X1a" table:base-cell-address="$indiceOrga.$A$1" table:cell-range-address="$Calculation.$B$6"/>
        <table:named-expression table:name="X1a_2" table:base-cell-address="$indiceOrga.$A$1" table:expression="#REF!"/>
        <table:named-range table:name="X1b" table:base-cell-address="$indiceOrga.$A$1" table:cell-range-address="$Calculation.$D$6"/>
        <table:named-expression table:name="X1b_2" table:base-cell-address="$indiceOrga.$A$1" table:expression="#REF!"/>
        <table:named-range table:name="Xna" table:base-cell-address="$indiceOrga.$A$1" table:cell-range-address="$Calculation.$C$6"/>
        <table:named-expression table:name="Xna_2" table:base-cell-address="$indiceOrga.$A$1" table:expression="#REF!"/>
        <table:named-range table:name="Xnb" table:base-cell-address="$indiceOrga.$A$1" table:cell-range-address="$Calculation.$E$6"/>
        <table:named-expression table:name="Xnb_2" table:base-cell-address="$indiceOrga.$A$1" table:expression="#REF!"/>
        <table:named-expression table:name="Y1a" table:base-cell-address="$indiceOrga.$A$1" table:expression="#REF!"/>
        <table:named-expression table:name="Y1a_2" table:base-cell-address="$indiceOrga.$A$1" table:expression="#REF!"/>
        <table:named-expression table:name="Y1b" table:base-cell-address="$indiceOrga.$A$1" table:expression="#REF!"/>
        <table:named-expression table:name="Y1b_2" table:base-cell-address="$indiceOrga.$A$1" table:expression="#REF!"/>
        <table:named-expression table:name="Yna" table:base-cell-address="$indiceOrga.$A$1" table:expression="#REF!"/>
        <table:named-expression table:name="Yna_2" table:base-cell-address="$indiceOrga.$A$1" table:expression="#REF!"/>
        <table:named-expression table:name="Ynb" table:base-cell-address="$indiceOrga.$A$1" table:expression="#REF!"/>
        <table:named-expression table:name="Ynb_2" table:base-cell-address="$indiceOrg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"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"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percentage-style style:name="N114">
      <number:number number:decimal-places="1" number:min-integer-digits="1"/>
      <number:text>%</number:text>
    </number:percentage-style>
    <number:number-style style:name="N115">
      <number:number number:decimal-places="6" number:min-integer-digits="1"/>
    </number:number-style>
    <number:number-style style:name="N116">
      <number:number number:decimal-places="1" number:min-integer-digits="1"/>
    </number:number-style>
    <number:number-style style:name="N117">
      <number:scientific-number number:decimal-places="3" number:min-integer-digits="1" number:min-exponent-digits="2"/>
    </number:number-style>
    <number:number-style style:name="N118">
      <number:number number:decimal-places="5" number:min-integer-digits="1"/>
    </number:number-style>
    <number:percentage-style style:name="N119">
      <number:number number:decimal-places="3" number:min-integer-digits="1"/>
      <number:text>%</number:text>
    </number:percentage-style>
    <number:number-style style:name="N121P0" style:volatile="true">
      <number:number number:decimal-places="0" number:min-integer-digits="1" number:grouping="true"/>
      <number:text> F"</number:text>
    </number:number-style>
    <number:number-style style:name="N121">
      <number:text>-</number:text>
      <number:number number:decimal-places="0" number:min-integer-digits="1" number:grouping="true"/>
      <number:text> F"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F"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F"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F"</number:text>
    </number:number-style>
    <number:number-style style:name="N124">
      <number:text>-</number:text>
      <number:number number:decimal-places="2" number:min-integer-digits="1" number:grouping="true"/>
      <number:text> F"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F"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F"</number:text>
      <style:map style:condition="value()&gt;=0" style:apply-style-name="N125P0"/>
    </number:number-style>
    <number:number-style style:name="N129P0" style:volatile="true">
      <number:text> "</number:text>
      <number:number number:decimal-places="0" number:min-integer-digits="1" number:grouping="true"/>
      <number:text>    "</number:text>
    </number:number-style>
    <number:number-style style:name="N129P1" style:volatile="true">
      <number:text>-</number:text>
      <number:number number:decimal-places="0" number:min-integer-digits="1" number:grouping="true"/>
      <number:text>    "</number:text>
    </number:number-style>
    <number:number-style style:name="N129P2" style:volatile="true">
      <number:text> -    "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"</number:text>
      <number:number number:decimal-places="0" number:min-integer-digits="1" number:grouping="true"/>
      <number:text> F "</number:text>
    </number:number-style>
    <number:number-style style:name="N133P1" style:volatile="true">
      <number:text>-</number:text>
      <number:number number:decimal-places="0" number:min-integer-digits="1" number:grouping="true"/>
      <number:text> F "</number:text>
    </number:number-style>
    <number:number-style style:name="N133P2" style:volatile="true">
      <number:text> - F "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"</number:text>
      <number:number number:decimal-places="2" number:min-integer-digits="1" number:grouping="true"/>
      <number:text>    "</number:text>
    </number:number-style>
    <number:number-style style:name="N137P1" style:volatile="true">
      <number:text>-</number:text>
      <number:number number:decimal-places="2" number:min-integer-digits="1" number:grouping="true"/>
      <number:text>    "</number:text>
    </number:number-style>
    <number:number-style style:name="N137P2" style:volatile="true">
      <number:text> -"</number:text>
      <number:number number:decimal-places="0" number:min-integer-digits="0"/>
      <number:text>    "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"</number:text>
      <number:number number:decimal-places="2" number:min-integer-digits="1" number:grouping="true"/>
      <number:text> F "</number:text>
    </number:number-style>
    <number:number-style style:name="N141P1" style:volatile="true">
      <number:text>-</number:text>
      <number:number number:decimal-places="2" number:min-integer-digits="1" number:grouping="true"/>
      <number:text> F "</number:text>
    </number:number-style>
    <number:number-style style:name="N141P2" style:volatile="true">
      <number:text> -"</number:text>
      <number:number number:decimal-places="0" number:min-integer-digits="0"/>
      <number:text> F "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"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"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"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"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"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"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"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"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"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"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"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"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"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"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"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"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é" style:family="table-cell" style:parent-style-name="Default">
      <style:table-cell-properties fo:background-color="#e6e6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1.499cm" fo:margin-left="1.499cm" fo:margin-right="1.499cm" style:scale-to="100%" style:writing-mode="lr-tb"/>
      <style:header-style>
        <style:header-footer-properties fo:min-height="0.751cm" fo:margin-left="0.4cm" fo:margin-right="0.4cm" fo:margin-bottom="0.25cm"/>
      </style:header-style>
      <style:footer-style>
        <style:header-footer-properties fo:min-height="0.751cm" fo:margin-left="0.4cm" fo:margin-right="0.4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1.499cm" fo:margin-bottom="1.499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.25cm"/>
      </style:header-style>
      <style:footer-style>
        <style:header-footer-properties fo:min-height="0.751cm" fo:margin-left="0.4cm" fo:margin-right="0.4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499cm" fo:margin-bottom="1.499cm" fo:margin-left="1.499cm" fo:margin-right="1.499cm" style:scale-to-X="1" style:scale-to-Y="1" style:table-centering="horizontal" style:writing-mode="lr-tb"/>
      <style:header-style>
        <style:header-footer-properties fo:min-height="0.751cm" fo:margin-left="0.4cm" fo:margin-right="0.4cm" fo:margin-bottom="0.803cm"/>
      </style:header-style>
      <style:footer-style>
        <style:header-footer-properties fo:min-height="0.751cm" fo:margin-left="0.4cm" fo:margin-right="0.4cm" fo:margin-top="0cm"/>
      </style:footer-style>
    </style:page-layout>
    <style:page-layout style:name="Mpm6">
      <style:page-layout-properties fo:page-width="29.699cm" fo:page-height="20.999cm" style:num-format="1" style:print-orientation="landscape" fo:margin-top="1.499cm" fo:margin-bottom="1.499cm" fo:margin-left="1.499cm" fo:margin-right="1.499cm" style:first-page-number="continue" style:scale-to-X="1" style:scale-to-Y="1" style:table-centering="horizontal" style:writing-mode="lr-tb"/>
      <style:header-style>
        <style:header-footer-properties fo:min-height="0.751cm" fo:margin-left="0.4cm" fo:margin-right="0.4cm" fo:margin-bottom="0.803cm"/>
      </style:header-style>
      <style:footer-style>
        <style:header-footer-properties fo:min-height="0.751cm" fo:margin-left="0.4cm" fo:margin-right="0.4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 style:data-style-name="N2" text:time-value="0000-00-00T21:07:08.156542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équilibre" style:display-name="PageStyle_équili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indiceOrga" style:display-name="PageStyle_indiceOrg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indiceAqueux" style:display-name="PageStyle_indiceAqu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Semi_20_parallèle" style:display-name="PageStyle_Semi parallèl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Série" style:display-name="PageStyle_Séri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Bilan" style:display-name="PageStyle_Bilan" style:page-layout-name="Mpm5">
      <style:header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>
      <style:header-left style:display="false"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-left>
      <style:footer style:display="false"/>
      <style:footer-left style:display="false"/>
    </style:master-page>
    <style:master-page style:name="PageStyle_5f_relevés" style:display-name="PageStyle_relevés" style:page-layout-name="Mpm6">
      <style:header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>
      <style:header-left style:display="false"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-left>
      <style:footer style:display="false"/>
      <style:footer-left style:display="false"/>
    </style:master-page>
    <style:master-page style:name="PageStyle_5f_Bilan_5f_2" style:display-name="PageStyle_Bilan_2" style:page-layout-name="Mpm6">
      <style:header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>
      <style:header-left style:display="false"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-left>
      <style:footer style:display="false"/>
      <style:footer-left style:display="false"/>
    </style:master-page>
    <style:master-page style:name="PageStyle_5f_relevés_5f_2" style:display-name="PageStyle_relevés_2" style:page-layout-name="Mpm6">
      <style:header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>
      <style:header-left style:display="false">
        <style:region-left>
          <text:p><text:span text:style-name="MT1">Binôme :</text:span></text:p>
          <text:p><text:span text:style-name="MT1">Date : </text:span></text:p>
        </style:region-left>
        <style:region-center>
          <text:p><text:span text:style-name="MT2">Extraction liquide-liquide en 2 corps de colonne</text:span></text:p>
        </style:region-center>
        <style:region-right>
          <text:p><text:span text:style-name="MT1">IUT de Rouen - Dépt GC-GP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>Laurent BALLAND-POIRIER</meta:initial-creator>
    <meta:creation-date>2006-12-29T12:10:22</meta:creation-date>
    <dc:date>2014-01-25T21:08:47.223500176</dc:date>
    <meta:printed-by>Laurent BALLAND-POIRIER</meta:printed-by>
    <meta:print-date>2013-12-12T12:22:50.256000000</meta:print-date>
    <meta:editing-cycles>78</meta:editing-cycles>
    <meta:editing-duration>P45DT2H37M31S</meta:editing-duration>
    <dc:creator>Laurent Balland-Poirier</dc:creator>
    <meta:document-statistic meta:table-count="3" meta:cell-count="52" meta:object-count="2"/>
    <meta:user-defined meta:name="Info 1"/>
    <meta:user-defined meta:name="Info 2"/>
    <meta:user-defined meta:name="Info 3"/>
    <meta:user-defined meta:name="Info 4"/>
  </office:meta>
</office:document-meta>
</file>